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新細明體" svg:font-family="新細明體" style:font-family-generic="roman" style:font-pitch="variable" svg:panose-1="2 2 5 0 0 0 0 0 0 0"/>
    <style:font-face style:name="Courier New" svg:font-family="Courier New" style:font-family-generic="modern" style:font-pitch="fixed" svg:panose-1="2 7 3 9 2 2 5 2 4 4"/>
    <style:font-face style:name="細明體" svg:font-family="細明體" style:font-family-generic="modern" style:font-pitch="fixed" svg:panose-1="2 2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PreformattedText" style:master-page-name="MP0" style:family="paragraph">
      <style:paragraph-properties fo:break-before="page"/>
    </style:style>
  </office:automatic-styles>
  <office:body>
    <office:text text:use-soft-page-breaks="true">
      <text:p text:style-name="P1">隨著微軟的桌面文書處理軟體及視窗作業系統的全面滲透下，企業內部乃</text:p>
      <text:p text:style-name="PreformattedText">自然浮現出nt網路的影子，從而進一步逐漸取代了原本以NetWare為主軸的網</text:p>
      <text:p text:style-name="PreformattedText">路應用和管理。在這個百家爭鳴的資訊時代，市場衝突似乎是不可避免的，在區</text:p>
      <text:p text:style-name="PreformattedText">域網路作業平台上，一個力圖擺脫在此領域中的纏鬥，朝廣域網路跨平台網路作</text:p>
      <text:p text:style-name="PreformattedText">業開發；一個則盯住對手，緊咬nt作為對微軟的攻擊主力不放。</text:p>
      <text:p text:style-name="PreformattedText">微軟在全力強化各項功能的同時，基於對使用者的需求尊重和策略上的考</text:p>
      <text:p text:style-name="PreformattedText">量，遂採取了循序漸進、逐步取代的整合方式，使得企業內部對作業平台的轉換，</text:p>
      <text:p text:style-name="PreformattedText">有一個較平順、自然的步驟和工具，可供具體實現於有此需要的區域網路環境。</text:p>
      <text:p text:style-name="PreformattedText">為什麼要把nt Server加到NetWare的網路環境中呢？nt Server到底提供了怎麼</text:p>
      <text:p text:style-name="PreformattedText">樣的吸引力，讓公司內部打算採用或測試使用nt網路呢？其理由不外乎是：</text:p>
      <text:p text:style-name="PreformattedText">一、結合各式功能強大的應用伺服器，而且可以很自然地把這些伺服器的安全、</text:p>
      <text:p text:style-name="PreformattedText">應用程式開發和管理等，透過nt管理工具來緊密結合，發揮網路的最大效益。</text:p>
      <text:p text:style-name="PreformattedText">二、提供一致的登入及使用環境，讓目前各式的微軟桌面作業系統可以集</text:p>
      <text:p text:style-name="PreformattedText">中帳號管理、資源管理，並維持高安全性、高容錯性的網路基礎環境及一致的視</text:p>
      <text:p text:style-name="PreformattedText">窗操作模式，方便使用者使用網路資源及共享設備。</text:p>
      <text:p text:style-name="PreformattedText">三、提供簡單方便的撥接網路功能，方便在外洽談商務。旅行者可隨時隨地經由</text:p>
      <text:p text:style-name="PreformattedText">電話網路，撥入公司網路或網際網路存取任何地方的訊息，而且Microsoft RAS</text:p>
      <text:p text:style-name="PreformattedText">NetBios Gateway的功能，讓使用者不必理會RAS Server所接之內部網路以何種</text:p>
      <text:p text:style-name="PreformattedText">傳輸協定(Transport<text:s/>protocol)來相互溝通，依然可存取其上之任何資源，安全性自</text:p>
      <text:p text:style-name="PreformattedText">不在話下。其他如callback功能、加密的特性等，一般撥接網路該有的功能一應</text:p>
      <text:p text:style-name="PreformattedText">俱全，簡單方便的設定及操作方式更是令人讚賞。</text:p>
      <text:p text:style-name="PreformattedText">四、延伸檔案及列印服務至二種作業平台，使得用戶端(client)可以方便地使用到</text:p>
      <text:p text:style-name="PreformattedText">nt網路及NetWare網路的檔案和列印服務，兼具二者的各自優點，同時也透通</text:p>
      <text:p text:style-name="PreformattedText">了二者的隔閤，共享資源。逐漸轉移至nt網路作業平台，讓用戶端不管是應用</text:p>
      <text:p text:style-name="PreformattedText">軟體、文書處理、系統管理等通通溶入同一家族的一致環境中，架構出共同的使</text:p>
      <text:p text:style-name="PreformattedText">用介面，以緊密結合視窗網路環境，充分利用其網路功能。</text:p>
      <text:p text:style-name="PreformattedText">微軟的這三個階段及其搭配的產品，除DSMN和FPNW</text:p>
      <text:p text:style-name="PreformattedText">是ADD-ON外加須購買的軟體外，其餘都內含在nt Server的O. S.<text:s/>軟體光碟裏，</text:p>
      <text:p text:style-name="PreformattedText">以下我們就針對這些產品的安裝、設定及使用一一說明。</text:p>
      <text:p text:style-name="PreformattedText">【】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新細明體" svg:font-family="新細明體" style:font-family-generic="roman" style:font-pitch="variable" svg:panose-1="2 2 5 0 0 0 0 0 0 0"/>
    <style:font-face style:name="Courier New" svg:font-family="Courier New" style:font-family-generic="modern" style:font-pitch="fixed" svg:panose-1="2 7 3 9 2 2 5 2 4 4"/>
    <style:font-face style:name="細明體" svg:font-family="細明體" style:font-family-generic="modern" style:font-pitch="fixed" svg:panose-1="2 2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Microsoft YaHei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hi" style:country-complex="IN" style:text-combine="none" fo:hyphenate="true"/>
    </style:default-style>
    <style:style style:name="內文" style:display-name="內文" style:family="paragraph">
      <style:text-properties fo:hyphenate="false"/>
    </style:style>
    <style:style style:name="預設段落字型" style:display-name="預設段落字型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新細明體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清單" style:display-name="清單" style:family="paragraph" style:parent-style-name="Textbody">
      <style:text-properties fo:hyphenate="false"/>
    </style:style>
    <style:style style:name="標號" style:display-name="標號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細明體" style:font-name-complex="Courier New" fo:font-size="10pt" style:font-size-asian="10pt" style:font-size-complex="10pt"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9pt" fo:hyphenate="false"/>
    </style:style>
    <style:style style:name="頁首字元" style:display-name="頁首 字元" style:family="text" style:parent-style-name="預設段落字型">
      <style:text-properties fo:font-size="10pt" style:font-size-asian="10pt" style:font-size-complex="9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9pt" fo:hyphenate="false"/>
    </style:style>
    <style:style style:name="頁尾字元" style:display-name="頁尾 字元" style:family="text" style:parent-style-name="預設段落字型">
      <style:text-properties fo:font-size="10pt" style:font-size-asian="10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TREE</dc:creator>
    <meta:creation-date>2018-09-07T21:48:00Z</meta:creation-date>
    <dc:date>2018-09-07T21:48:00Z</dc:date>
    <meta:template xlink:href="Normal.dotm" xlink:type="simple"/>
    <meta:editing-cycles>2</meta:editing-cycles>
    <meta:editing-duration>PT0S</meta:editing-duration>
    <meta:document-statistic meta:page-count="1" meta:paragraph-count="2" meta:word-count="156" meta:character-count="1044" meta:row-count="7" meta:non-whitespace-character-count="890"/>
  </office:meta>
</office:document-meta>
</file>